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e2d15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1076a902" officeooo:paragraph-rsid="1076a90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4e27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0f28fb61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75435a"/>
    </style:style>
    <style:style style:name="P56" style:family="paragraph" style:parent-style-name="Standard">
      <style:text-properties officeooo:rsid="0dde9a1c" officeooo:paragraph-rsid="0ddfbc49"/>
    </style:style>
    <style:style style:name="P57" style:family="paragraph" style:parent-style-name="Footnote">
      <style:text-properties officeooo:rsid="043ccc66" officeooo:paragraph-rsid="0dca2508"/>
    </style:style>
    <style:style style:name="P58" style:family="paragraph" style:parent-style-name="Footnote">
      <style:text-properties officeooo:rsid="043ccc66" officeooo:paragraph-rsid="0e5afad8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f5f1cf7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daef67d"/>
    </style:style>
    <style:style style:name="P63" style:family="paragraph" style:parent-style-name="Standard">
      <style:paragraph-properties fo:text-align="center" style:justify-single-word="false"/>
      <style:text-properties officeooo:paragraph-rsid="0db0d4d1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officeooo:paragraph-rsid="0dce9327"/>
    </style:style>
    <style:style style:name="P68" style:family="paragraph" style:parent-style-name="Standard">
      <style:paragraph-properties fo:text-align="center" style:justify-single-word="false"/>
      <style:text-properties officeooo:paragraph-rsid="103fc298"/>
    </style:style>
    <style:style style:name="P69" style:family="paragraph" style:parent-style-name="Standard">
      <style:paragraph-properties fo:text-align="center" style:justify-single-word="false"/>
      <style:text-properties officeooo:paragraph-rsid="10411e41"/>
    </style:style>
    <style:style style:name="P70" style:family="paragraph" style:parent-style-name="Standard">
      <style:text-properties officeooo:paragraph-rsid="0cb27039"/>
    </style:style>
    <style:style style:name="P71" style:family="paragraph" style:parent-style-name="Footnote">
      <style:text-properties officeooo:paragraph-rsid="0f92b562"/>
    </style:style>
    <style:style style:name="P72" style:family="paragraph" style:parent-style-name="Standard">
      <style:text-properties officeooo:paragraph-rsid="0f9ce6c3"/>
    </style:style>
    <style:style style:name="P73" style:family="paragraph" style:parent-style-name="Standard">
      <style:text-properties officeooo:paragraph-rsid="0f9ee08e"/>
    </style:style>
    <style:style style:name="P74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1" style:family="paragraph" style:parent-style-name="Footnote">
      <style:text-properties officeooo:paragraph-rsid="0fda15e0"/>
    </style:style>
    <style:style style:name="P82" style:family="paragraph" style:parent-style-name="Standard">
      <style:text-properties officeooo:paragraph-rsid="1044b2e0"/>
    </style:style>
    <style:style style:name="P83" style:family="paragraph" style:parent-style-name="Standard">
      <style:text-properties officeooo:paragraph-rsid="104d50c8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930cc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fa944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8e2d15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70af7e"/>
    </style:style>
    <style:style style:name="P90" style:family="paragraph" style:parent-style-name="Footnote">
      <style:text-properties officeooo:paragraph-rsid="107b5618"/>
    </style:style>
    <style:style style:name="P91" style:family="paragraph" style:parent-style-name="Standard">
      <style:text-properties officeooo:paragraph-rsid="107ad9ef"/>
    </style:style>
    <style:style style:name="P92" style:family="paragraph" style:parent-style-name="Footnote">
      <style:text-properties officeooo:paragraph-rsid="102c1a0f"/>
    </style:style>
    <style:style style:name="P93" style:family="paragraph" style:parent-style-name="Standard">
      <style:text-properties officeooo:paragraph-rsid="108e2d15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 style:parent-style-name="Standard" style:list-style-name="L1">
      <style:paragraph-properties fo:break-before="page"/>
      <style:text-properties officeooo:paragraph-rsid="0b0ddd8e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10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10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ebbfa"/>
    </style:style>
    <style:style style:name="P103" style:family="paragraph" style:parent-style-name="Standard">
      <style:text-properties officeooo:paragraph-rsid="1090da41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style:text-underline-style="none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style:text-underline-style="none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00bddfbe" style:font-size-asian="12pt" style:font-size-complex="12pt"/>
    </style:style>
    <style:style style:name="T13" style:family="text">
      <style:text-properties style:font-name="Liberation Sans" fo:font-size="10pt" style:font-size-asian="10pt" style:font-size-complex="10pt"/>
    </style:style>
    <style:style style:name="T14" style:family="text">
      <style:text-properties style:font-name="Ubuntu1" fo:font-size="11pt" style:font-size-asian="11pt" style:font-size-complex="11pt"/>
    </style:style>
    <style:style style:name="T15" style:family="text">
      <style:text-properties style:font-name="Ubuntu1" fo:font-size="10pt" style:font-size-asian="10pt" style:font-size-complex="10pt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9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0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5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6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5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6" style:family="text">
      <style:text-properties fo:color="#000000" loext:opacity="100%" style:font-name="Liberation Sans" fo:font-size="12pt" fo:language="nl" fo:country="NL" fo:font-style="normal" style:text-underline-style="none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8" style:family="text">
      <style:text-properties fo:color="#000000" loext:opacity="100%" style:font-name="Liberation Sans" fo:font-size="12pt" style:font-size-asian="12pt" style:font-size-complex="12pt"/>
    </style:style>
    <style:style style:name="T20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105c8aaa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1067a80d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3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bold" officeooo:rsid="1072ae56" style:font-size-asian="12pt" style:font-weight-asian="bold" style:font-size-complex="12pt" style:font-weight-complex="bold"/>
    </style:style>
    <style:style style:name="T233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36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4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style:text-underline-style="none" officeooo:rsid="0efd8e5c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style:text-underline-style="none" officeooo:rsid="104f8c80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108e2d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style:text-underline-style="none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style:text-underline-style="none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style:text-underline-style="none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style:text-underline-style="none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style:text-underline-style="none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69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270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71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font-name="Liberation Sans" fo:font-size="12pt" fo:language="nl" fo:country="NL" style:text-underline-style="none" officeooo:rsid="0efd8e5c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6" style:family="text">
      <style:text-properties style:use-window-font-color="true" loext:opacity="0%" style:font-name="Liberation Sans" fo:font-size="12pt" fo:language="nl" fo:country="NL" style:text-underline-style="none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7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79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0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81" style:family="text">
      <style:text-properties officeooo:rsid="04473353"/>
    </style:style>
    <style:style style:name="T28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4" style:family="text">
      <style:text-properties officeooo:rsid="0aace3cd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0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2" style:family="text">
      <style:text-properties fo:font-size="10pt" fo:language="nl" fo:country="NL" style:text-underline-style="solid" style:text-underline-width="auto" style:text-underline-color="font-color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3" style:family="text">
      <style:text-properties officeooo:rsid="0f8f58bd"/>
    </style:style>
    <style:style style:name="T304" style:family="text">
      <style:text-properties officeooo:rsid="0f95a7a0"/>
    </style:style>
    <style:style style:name="T305" style:family="text">
      <style:text-properties style:text-underline-style="none"/>
    </style:style>
    <style:style style:name="T306" style:family="text">
      <style:text-properties style:font-name="Liberation Mono" fo:font-size="8pt" style:font-size-asian="8pt" style:font-size-complex="8pt" loext:padding="0.049cm" loext:border="0.31pt solid #000000"/>
    </style:style>
    <style:style style:name="T307" style:family="text">
      <style:text-properties officeooo:rsid="105c8aaa"/>
    </style:style>
    <style:style style:name="T308" style:family="text">
      <style:text-properties officeooo:rsid="107e8e04"/>
    </style:style>
    <style:style style:name="T309" style:family="text">
      <style:text-properties officeooo:rsid="1083fa7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94"><text:span text:style-name="Strong_20_Emphasis"><text:span text:style-name="T173">C</text:span></text:span><text:span text:style-name="Strong_20_Emphasis"><text:span text:style-name="T172">hecklist voor </text:span></text:span><text:span text:style-name="Strong_20_Emphasis"><text:span text:style-name="T174">de installatie</text:span></text:span><text:span text:style-name="Strong_20_Emphasis"><text:span text:style-name="T172"> van </text:span></text:span><text:span text:style-name="Strong_20_Emphasis"><text:span text:style-name="T178"><text:user-field-get text:name="Distro">Rocky Linux</text:user-field-get></text:span></text:span><text:span text:style-name="Strong_20_Emphasis"><text:span text:style-name="T180"><text:s/></text:span></text:span><text:span text:style-name="Strong_20_Emphasis"><text:span text:style-name="T178"><text:user-field-get text:name="Version">9.x</text:user-field-get></text:span></text:span><text:span text:style-name="Strong_20_Emphasis"><text:span text:style-name="T176"><text:note text:id="ftn1" text:note-class="footnote"><text:note-citation>1</text:note-citation><text:note-body><text:p text:style-name="P92"><text:span text:style-name="T287">D</text:span><text:span text:style-name="T285">eze </text:span><text:span text:style-name="Strong_20_Emphasis"><text:span text:style-name="T290"><text:user-field-get text:name="Distro">Rocky Linux</text:user-field-get></text:span></text:span><text:span text:style-name="T286"><text:s/></text:span><text:span text:style-name="T291"><text:user-field-get text:name="Version">9.x</text:user-field-get></text:span><text:span text:style-name="T291"><text:s/>Desktop/</text:span><text:span text:style-name="T292">Workstation</text:span><text:span text:style-name="T285"> (codenaam BlueOnyx) wordt ondersteund tot </text:span><text:span text:style-name="T289">31 </text:span><text:span text:style-name="T288">mei</text:span><text:span text:style-name="T285"> 20</text:span><text:span text:style-name="T289">32</text:span><text:span text:style-name="T285">.</text:span></text:p></text:note-body></text:note></text:span></text:span><text:span text:style-name="Strong_20_Emphasis"><text:span text:style-name="T177"><text:s/></text:span></text:span><text:span text:style-name="Strong_20_Emphasis"><text:span text:style-name="T179">Desktop/</text:span></text:span><text:span text:style-name="Strong_20_Emphasis"><text:span text:style-name="T181">Workstation</text:span></text:span><text:span text:style-name="Strong_20_Emphasis"><text:span text:style-name="T175">.</text:span></text:span></text:p>
      <text:p text:style-name="P15"/>
      <text:p text:style-name="P15">Dit is een invulbare PDF, afdrukken is niet noodzakelijk.</text:p>
      <text:p text:style-name="P16"/>
      <text:p text:style-name="P98">Vul het<text:span text:style-name="Strong_20_Emphasis"><text:span text:style-name="T220"> </text:span></text:span><text:span text:style-name="Strong_20_Emphasis"><text:span text:style-name="T221">tekstvak</text:span></text:span> achter de &lt;woorden&gt; in, zie [toelichting]:</text:p>
      <text:p text:style-name="P102"><text:span text:style-name="Definition"><text:span text:style-name="T17">&lt;GEBRUIKER&gt;</text:span></text:span><text:span text:style-name="T263"><text:tab/><text:tab/></text:span><text:span text:style-name="T278"> <text:tab/><text:tab/></text:span><text:span text:style-name="T264"><draw:control text:anchor-type="as-char" svg:y="-0.4cm" draw:z-index="9" draw:name="Gebruiker 2" draw:style-name="gr2" draw:text-style-name="P105" svg:width="6.4cm" svg:height="0.6cm" draw:control="control8"><svg:title>Gebruiker</svg:title><svg:desc>Volledige naam, bijv. Jan Stek</svg:desc></draw:control></text:span><text:span text:style-name="T264"><text:tab/> <text:s text:c="2"/></text:span><text:span text:style-name="T265">[</text:span><text:span text:style-name="T266">N</text:span><text:span text:style-name="T268">aam, bijv. </text:span><text:span text:style-name="T269">J</text:span><text:span text:style-name="T275">a</text:span><text:span text:style-name="T269">n </text:span><text:span text:style-name="T275">Jansen</text:span><text:span text:style-name="T276">]</text:span></text:p>
      <text:p text:style-name="P93"><text:span text:style-name="Definition"><text:span text:style-name="T17">&lt;</text:span></text:span><text:span text:style-name="Definition"><text:span text:style-name="T274">g</text:span></text:span><text:span text:style-name="Definition"><text:span text:style-name="T305">ebruikersnaam</text:span></text:span><text:span text:style-name="Definition"><text:span text:style-name="T17">&gt;</text:span></text:span><text:span text:style-name="Definition"><text:span text:style-name="T305"><text:tab/></text:span></text:span><text:span text:style-name="T273"><draw:control text:anchor-type="as-char" svg:y="-0.4cm" draw:z-index="10" draw:name="Gberuikersnaam 3" draw:style-name="gr2" draw:text-style-name="P105" svg:width="6.4cm" svg:height="0.6cm" draw:control="control9"><svg:title>Gebruikersnaam</svg:title><svg:desc>Korte naam, bijv. jan</svg:desc></draw:control></text:span><text:span text:style-name="T273"><text:tab/> <text:s text:c="2"/></text:span><text:span text:style-name="T6">[</text:span><text:span text:style-name="T7">Gebruikers</text:span><text:span text:style-name="T5">naam, bijv. </text:span><text:span text:style-name="T204">j</text:span><text:span text:style-name="T205">a</text:span><text:span text:style-name="T204">n</text:span><text:span text:style-name="T206">]</text:span></text:p>
      <text:p text:style-name="P3"><text:span text:style-name="Definition"><text:span text:style-name="T17">&lt;</text:span></text:span><text:span text:style-name="Definition"><text:span text:style-name="T305">COMPUTERNAAM</text:span></text:span><text:span text:style-name="Definition"><text:span text:style-name="T17">&gt;</text:span></text:span><text:span text:style-name="T277"><text:tab/><text:tab/></text:span><text:span text:style-name="T305"><draw:control text:anchor-type="as-char" svg:y="-0.4cm" draw:z-index="11" draw:name="Computernaam 1" draw:style-name="gr2" draw:text-style-name="P105" svg:width="6.4cm" svg:height="0.6cm" draw:control="control10"><svg:title>Computernaam</svg:title><svg:desc>Unieke naam van de computer</svg:desc></draw:control></text:span><text:span text:style-name="T305"><text:tab/> <text:s text:c="2"/></text:span><text:span text:style-name="T250">[</text:span><text:span text:style-name="T251">N</text:span><text:span text:style-name="T252">aam v.</text:span><text:span text:style-name="T256">d.</text:span><text:span text:style-name="T252"> compute</text:span><text:span text:style-name="T253">r, </text:span><text:span text:style-name="T254">bijv. </text:span><text:span text:style-name="T255">pc02</text:span><text:span text:style-name="T250">]</text:span></text:p>
      <text:p text:style-name="P3"><text:span text:style-name="Definition"><text:span text:style-name="T17">&lt;</text:span></text:span><text:span text:style-name="Definition"><text:span text:style-name="T246">GEBRUIKER</text:span></text:span><text:span text:style-name="Definition"><text:span text:style-name="T17">&gt;</text:span></text:span><text:span text:style-name="Definition"><text:span text:style-name="T246"><text:tab/></text:span></text:span><text:span text:style-name="T257"><text:tab/></text:span><text:span text:style-name="T278"> <text:tab/><text:tab/></text:span><text:span text:style-name="T264"><draw:control text:anchor-type="as-char" svg:y="-0.4cm" draw:z-index="12" draw:name="Gebruiker 3" draw:style-name="gr2" draw:text-style-name="P105" svg:width="6.4cm" svg:height="0.6cm" draw:control="control11"><svg:title>Gebruiker</svg:title><svg:desc>Volledige naam, bijv. Jan Stek</svg:desc></draw:control></text:span><text:span text:style-name="T264"><text:tab/> <text:s text:c="2"/></text:span><text:span text:style-name="T265">[</text:span><text:span text:style-name="T267">N</text:span><text:span text:style-name="T268">aam </text:span><text:span text:style-name="T270">evt. 2</text:span><text:span text:style-name="T280">e</text:span><text:span text:style-name="T271"> gebruiker</text:span><text:span text:style-name="T272">]</text:span></text:p>
      <text:p text:style-name="P93"><text:span text:style-name="Definition"><text:span text:style-name="T17">&lt;</text:span></text:span><text:span text:style-name="Definition"><text:span text:style-name="T246">GEBRUIKERSN</text:span></text:span><text:span text:style-name="Definition"><text:span text:style-name="T247">aa</text:span></text:span><text:span text:style-name="Definition"><text:span text:style-name="T246">M</text:span></text:span><text:span text:style-name="Definition"><text:span text:style-name="T17">&gt;</text:span></text:span><text:span text:style-name="Definition"><text:span text:style-name="T246"><text:tab/></text:span></text:span><text:span text:style-name="T273"><draw:control text:anchor-type="as-char" svg:y="-0.4cm" draw:z-index="13" draw:name="Gberuikersnaam 4" draw:style-name="gr2" draw:text-style-name="P105" svg:width="6.4cm" svg:height="0.6cm" draw:control="control12"><svg:title>Gebruikersnaam</svg:title><svg:desc>Korte naam, bijv. jan</svg:desc></draw:control></text:span><text:span text:style-name="T273"><text:tab/> <text:s text:c="2"/></text:span><text:span text:style-name="T248">[</text:span><text:span text:style-name="T249">Gebruikers</text:span><text:span text:style-name="T248">naam</text:span><text:span text:style-name="T258"> </text:span><text:span text:style-name="T259">e</text:span><text:span text:style-name="T260">vt. 2</text:span><text:span text:style-name="T279">e</text:span><text:span text:style-name="T260"> </text:span><text:span text:style-name="T261">gebr.</text:span><text:span text:style-name="T262">]</text:span></text:p>
      <text:p text:style-name="P1"><text:span text:style-name="T189">Vervang </text:span><text:span text:style-name="T196">de</text:span><text:span text:style-name="T189"> &lt;</text:span><text:span text:style-name="T190">woorden&gt; </text:span><text:span text:style-name="T189">in deze checklist door </text:span><text:span text:style-name="T196">d</text:span><text:span text:style-name="T197">i</text:span><text:span text:style-name="T196">e </text:span><text:span text:style-name="T195">in </text:span><text:span text:style-name="T197">het</text:span><text:span text:style-name="Strong_20_Emphasis"><text:span text:style-name="T53"> </text:span></text:span><text:span text:style-name="Strong_20_Emphasis"><text:span text:style-name="T72">tekstvak</text:span></text:span><text:span text:style-name="T189">.</text:span></text:p>
      <text:p text:style-name="P43"/>
      <text:p text:style-name="P43"/>
      <text:p text:style-name="P2"><text:span text:style-name="T200">Nog niet op Linux?</text:span><text:span text:style-name="T191"><text:tab/></text:span><text:span text:style-name="T198">G</text:span><text:span text:style-name="T192">ebruik </text:span><text:span text:style-name="Strong_20_Emphasis"><text:span text:style-name="T201">Checklist </text:span></text:span><text:span text:style-name="Strong_20_Emphasis"><text:span text:style-name="T202">overzetten</text:span></text:span><text:span text:style-name="T192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93"> onder </text:span><text:span text:style-name="T199">Linux</text:span><text:span text:style-name="T194">.</text:span></text:p>
      <text:p text:style-name="P41"><text:span text:style-name="T162">Nieuwe installatie?</text:span><text:span text:style-name="T159"><text:tab/></text:span><text:span text:style-name="T161">B</text:span><text:span text:style-name="T159">egin bij hoofdstuk </text:span><text:span text:style-name="T162"><text:bookmark-ref text:reference-format="page" text:ref-name="__RefNumPara__4009_1271708128">2</text:bookmark-ref></text:span><text:span text:style-name="T159"><text:s text:c="2"/></text:span><text:span text:style-name="T163"><text:bookmark-ref text:reference-format="text" text:ref-name="__RefNumPara__4009_1271708128">Installatie uitvoeren</text:bookmark-ref></text:span><text:span text:style-name="T160">.</text:span></text:p>
      <text:p text:style-name="P25"/>
      <text:p text:style-name="P25"/>
      <text:list text:style-name="L1">
        <text:list-item>
          <text:p text:style-name="P97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74"><draw:control text:anchor-type="as-char" draw:z-index="4" draw:name="Vorm3_0" draw:style-name="gr1" draw:text-style-name="P10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4"><draw:control text:anchor-type="as-char" draw:z-index="5" draw:name="Vorm3_ 2" draw:style-name="gr1" draw:text-style-name="P104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39">Aanmelden als </text:span></text:span><text:span text:style-name="Definition"><text:span text:style-name="T18">&lt;GEBRUIKER&gt;</text:span></text:span><text:span text:style-name="Definition"><text:span text:style-name="T9"><text:note text:id="ftn2" text:note-class="footnote"><text:note-citation>2</text:note-citation><text:note-body><text:p text:style-name="P57"><text:span text:style-name="User_20_Entry"><text:span text:style-name="T115">E</text:span></text:span><text:span text:style-name="User_20_Entry"><text:span text:style-name="T130">v</text:span></text:span><text:span text:style-name="User_20_Entry"><text:span text:style-name="T131">en</text:span></text:span><text:span text:style-name="User_20_Entry"><text:span text:style-name="T133">t</text:span></text:span><text:span text:style-name="User_20_Entry"><text:span text:style-name="T134">uele </text:span></text:span><text:span text:style-name="User_20_Entry"><text:span text:style-name="T135">extra </text:span></text:span><text:span text:style-name="Definition"><text:span text:style-name="T301">gebruiker</text:span></text:span><text:span text:style-name="User_20_Entry"><text:span text:style-name="T127">s</text:span></text:span><text:span text:style-name="User_20_Entry"><text:span text:style-name="T135"> aanmelden </text:span></text:span><text:span text:style-name="User_20_Entry"><text:span text:style-name="T136">en dezelfde stappen uitvoeren</text:span></text:span><text:span text:style-name="User_20_Entry"><text:span text:style-name="T132">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68"><text:span text:style-name="Strong_20_Emphasis"><text:span text:style-name="T76"><draw:control text:anchor-type="as-char" draw:z-index="14" draw:name="Vorm4" draw:style-name="gr1" draw:text-style-name="P104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3" office:value-type="string">
            <text:p text:style-name="P75"><text:span text:style-name="Strong_20_Emphasis"><text:span text:style-name="T68">D</text:span></text:span><text:span text:style-name="Strong_20_Emphasis"><text:span text:style-name="T53">ruk op de </text:span></text:span><text:span text:style-name="Strong_20_Emphasis"><text:span text:style-name="T155">Super</text:span></text:span><text:span text:style-name="Strong_20_Emphasis"><text:span text:style-name="T53">-toets</text:span></text:span><text:span text:style-name="Strong_20_Emphasis"><text:span text:style-name="T32"><text:note text:id="ftn3" text:note-class="footnote"><text:note-citation>3</text:note-citation><text:note-body><text:p text:style-name="P74"><text:span text:style-name="T158">D</text:span>e <text:span text:style-name="T306">Super</text:span>-toets <text:span text:style-name="T210">is de Windows-toets, Command-toets </text:span><text:span text:style-name="T211">(Apple)</text:span><text:span text:style-name="T210">, of Vergrootglas-toets </text:span><text:span text:style-name="T211">(Chromebook)</text:span><text:span text:style-name="T210">.</text:span></text:p></text:note-body></text:note></text:span></text:span><text:span text:style-name="Strong_20_Emphasis"><text:span text:style-name="T48">, </text:span></text:span><text:span text:style-name="Strong_20_Emphasis"><text:span text:style-name="T58">t</text:span></text:span><text:span text:style-name="Strong_20_Emphasis"><text:span text:style-name="T52">yp </text:span></text:span><text:span text:style-name="Strong_20_Emphasis"><text:span text:style-name="T95">ter</text:span></text:span><text:span text:style-name="Strong_20_Emphasis"><text:span text:style-name="T96">m</text:span></text:span><text:span text:style-name="Strong_20_Emphasis"><text:span text:style-name="T43"> </text:span></text:span><text:span text:style-name="Strong_20_Emphasis"><text:span text:style-name="T59">e</text:span></text:span><text:span text:style-name="Strong_20_Emphasis"><text:span text:style-name="T42">n </text:span></text:span><text:span text:style-name="Strong_20_Emphasis"><text:span text:style-name="T55">k</text:span></text:span><text:span text:style-name="Strong_20_Emphasis"><text:span text:style-name="T42">lik op het pictogram van </text:span></text:span><text:span text:style-name="Strong_20_Emphasis"><text:span text:style-name="T97">Terminalvenster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76"><text:span text:style-name="T2">Typ</text:span><text:span text:style-name="Strong_20_Emphasis"><text:span text:style-name="T43"> de</text:span></text:span><text:span text:style-name="Strong_20_Emphasis"><text:span text:style-name="T44">z</text:span></text:span><text:span text:style-name="Strong_20_Emphasis"><text:span text:style-name="T43">e </text:span></text:span><text:span text:style-name="Strong_20_Emphasis"><text:span text:style-name="T45">twee </text:span></text:span><text:span text:style-name="Strong_20_Emphasis"><text:span text:style-name="T43">opdrachten, ieder gevolgd door de </text:span></text:span><text:span text:style-name="Strong_20_Emphasis"><text:span text:style-name="T156">Enter</text:span></text:span><text:span text:style-name="Strong_20_Emphasis"><text:span text:style-name="T4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5" office:value-type="string">
            <text:p text:style-name="P82"><text:span text:style-name="User_20_Entry"><text:span text:style-name="T22">wget karelzimmer.nl/</text:span></text:span><text:span text:style-name="User_20_Entry"><text:span text:style-name="T23">getkz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6" office:value-type="string">
            <text:p text:style-name="P82"><text:span text:style-name="User_20_Entry"><text:span text:style-name="T22">bash </text:span></text:span><text:span text:style-name="User_20_Entry"><text:span text:style-name="T23">get</text:span></text:span><text:span text:style-name="User_20_Entry"><text:span text:style-name="T24">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52"><text:span text:style-name="T2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68"><text:span text:style-name="Strong_20_Emphasis"><text:span text:style-name="T76"><draw:control text:anchor-type="as-char" draw:z-index="15" draw:name="Vorm 3" draw:style-name="gr1" draw:text-style-name="P104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76"><draw:control text:anchor-type="as-char" draw:z-index="16" draw:name="Vorm 4" draw:style-name="gr1" draw:text-style-name="P104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77"><text:span text:style-name="Strong_20_Emphasis"><text:span text:style-name="T68">D</text:span></text:span><text:span text:style-name="Strong_20_Emphasis"><text:span text:style-name="T49">ruk </text:span></text:span><text:span text:style-name="Strong_20_Emphasis"><text:span text:style-name="T50">op de </text:span></text:span><text:span text:style-name="Strong_20_Emphasis"><text:span text:style-name="T155">Super</text:span></text:span><text:span text:style-name="Strong_20_Emphasis"><text:span text:style-name="T50">-toets</text:span></text:span><text:span text:style-name="Strong_20_Emphasis"><text:span text:style-name="T33"><text:note-ref text:note-class="footnote" text:reference-format="text" text:ref-name="ftn3">3</text:note-ref></text:span></text:span><text:span text:style-name="Strong_20_Emphasis"><text:span text:style-name="T48">, </text:span></text:span><text:span text:style-name="Strong_20_Emphasis"><text:span text:style-name="T51">t</text:span></text:span><text:span text:style-name="Strong_20_Emphasis"><text:span text:style-name="T52">yp </text:span></text:span><text:span text:style-name="Strong_20_Emphasis"><text:span text:style-name="T92">men</text:span></text:span><text:span text:style-name="Strong_20_Emphasis"><text:span text:style-name="T93">u</text:span></text:span><text:span text:style-name="Strong_20_Emphasis"><text:span text:style-name="T53"> </text:span></text:span><text:span text:style-name="Strong_20_Emphasis"><text:span text:style-name="T54">e</text:span></text:span><text:span text:style-name="Strong_20_Emphasis"><text:span text:style-name="T42">n </text:span></text:span><text:span text:style-name="Strong_20_Emphasis"><text:span text:style-name="T55">k</text:span></text:span><text:span text:style-name="Strong_20_Emphasis"><text:span text:style-name="T42">lik op het pictogram van</text:span></text:span><text:span text:style-name="Strong_20_Emphasis"><text:span text:style-name="T77"> </text:span></text:span><text:span text:style-name="Strong_20_Emphasis"><text:span text:style-name="T103">Installatiem</text:span></text:span><text:span text:style-name="Strong_20_Emphasis"><text:span text:style-name="T104">enu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1"/></text:span></text:p>
          </table:table-cell>
          <table:table-cell table:style-name="_31_._5f_Installatie_5f_voorbereiden.D10" office:value-type="string">
            <text:p text:style-name="P72"><text:span text:style-name="Strong_20_Emphasis"><text:span text:style-name="T71">Selecteer</text:span></text:span><text:span text:style-name="Strong_20_Emphasis"><text:span text:style-name="T47"> </text:span></text:span><text:span text:style-name="Strong_20_Emphasis"><text:span text:style-name="T105">1</text:span></text:span><text:span text:style-name="Strong_20_Emphasis"><text:span text:style-name="T86"> </text:span></text:span><text:span text:style-name="Strong_20_Emphasis"><text:span text:style-name="T87">Installatie voorbereiden</text:span></text:span><text:span text:style-name="Strong_20_Emphasis"><text:span text:style-name="T67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1" office:value-type="string">
            <text:p text:style-name="P53"><text:span text:style-name="T2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6"><text:bookmark-start text:name="__RefNumPara__4009_1271708128"/><text:span text:style-name="Strong_20_Emphasis"><text:span text:style-name="T203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draw:control text:anchor-type="as-char" draw:z-index="23" draw:name="Vorm 15" draw:style-name="gr1" draw:text-style-name="P104" svg:width="0.35cm" svg:height="0.35cm" draw:control="control22"/></text:p>
          </table:table-cell>
          <table:table-cell table:style-name="_32_._5f_Installatie_5f_uitvoeren.C1" office:value-type="string">
            <text:p text:style-name="P83"><text:span text:style-name="T208">Start de computer op vanaf</text:span><text:span text:style-name="T208"><text:note text:id="ftn4" text:note-class="footnote"><text:note-citation>1</text:note-citation><text:note-body><text:p text:style-name="P81"><text:span text:style-name="T141">B</text:span><text:span text:style-name="T142">ootmenu/</text:span><text:span text:style-name="T141">S</text:span><text:span text:style-name="T142">etup</text:span><text:span text:style-name="T140"> via </text:span><text:span text:style-name="T138">é</text:span><text:span text:style-name="T139">é</text:span><text:span text:style-name="T141">n van de </text:span><text:span text:style-name="Definition"><text:span text:style-name="T143">Veelgebruikte toetsen:</text:span></text:span><text:span text:style-name="Definition"><text:span text:style-name="T144"> </text:span></text:span><text:span text:style-name="User_20_Entry"><text:span text:style-name="T157">Esc</text:span></text:span><text:span text:style-name="User_20_Entry"><text:span text:style-name="T150">,</text:span></text:span><text:span text:style-name="Definition"><text:span text:style-name="T144"> </text:span></text:span><text:span text:style-name="User_20_Entry"><text:span text:style-name="T157">Delete</text:span></text:span><text:span text:style-name="User_20_Entry"><text:span text:style-name="T151">,</text:span></text:span><text:span text:style-name="Definition"><text:span text:style-name="T144"> </text:span></text:span><text:span text:style-name="User_20_Entry"><text:span text:style-name="T157">F1</text:span></text:span><text:span text:style-name="User_20_Entry"><text:span text:style-name="T151">,</text:span></text:span><text:span text:style-name="Definition"><text:span text:style-name="T144"> </text:span></text:span><text:span text:style-name="User_20_Entry"><text:span text:style-name="T157">F2</text:span></text:span><text:span text:style-name="User_20_Entry"><text:span text:style-name="T151">,</text:span></text:span><text:span text:style-name="Definition"><text:span text:style-name="T144"> </text:span></text:span><text:span text:style-name="User_20_Entry"><text:span text:style-name="T157">F9</text:span></text:span><text:span text:style-name="User_20_Entry"><text:span text:style-name="T151">,</text:span></text:span><text:span text:style-name="Definition"><text:span text:style-name="T144"> </text:span></text:span><text:span text:style-name="User_20_Entry"><text:span text:style-name="T157">F10</text:span></text:span><text:span text:style-name="User_20_Entry"><text:span text:style-name="T151">,</text:span></text:span><text:span text:style-name="Definition"><text:span text:style-name="T144"> </text:span></text:span><text:span text:style-name="User_20_Entry"><text:span text:style-name="T157">F11</text:span></text:span><text:span text:style-name="User_20_Entry"><text:span text:style-name="T151">,</text:span></text:span><text:span text:style-name="Definition"><text:span text:style-name="T144"> </text:span></text:span><text:span text:style-name="Definition"><text:span text:style-name="T145">o</text:span></text:span><text:span text:style-name="Definition"><text:span text:style-name="T146">f</text:span></text:span><text:span text:style-name="Definition"><text:span text:style-name="T144"> </text:span></text:span><text:span text:style-name="User_20_Entry"><text:span text:style-name="T157">F12</text:span></text:span><text:span text:style-name="User_20_Entry"><text:span text:style-name="T151">.</text:span></text:span></text:p></text:note-body></text:note></text:span><text:span text:style-name="T208"> </text:span><text:span text:style-name="T209">een </text:span><text:span text:style-name="Strong_20_Emphasis"><text:span text:style-name="T185"><text:user-field-get text:name="Distro">Rocky Linux</text:user-field-get></text:span></text:span><text:span text:style-name="T207"><text:s/></text:span><text:span text:style-name="T186"><text:user-field-get text:name="Version">9.x</text:user-field-get></text:span><text:span text:style-name="T186"><text:s/></text:span><text:span text:style-name="Strong_20_Emphasis"><text:span text:style-name="T187">Desktop/</text:span></text:span><text:span text:style-name="Strong_20_Emphasis"><text:span text:style-name="T188">Workstation</text:span></text:span><text:span text:style-name="Strong_20_Emphasis"><text:span text:style-name="T108"> </text:span></text:span><text:span text:style-name="Strong_20_Emphasis"><text:span text:style-name="T109">L</text:span></text:span><text:span text:style-name="T110">ive</text:span><text:span text:style-name="T110"><text:note text:id="ftn5" text:note-class="footnote"><text:note-citation>2</text:note-citation><text:note-body><text:p text:style-name="P71"><text:span text:style-name="T281">Vanaf ee</text:span>n <text:span text:style-name="T304">L</text:span>ive <text:span text:style-name="T303">USB</text:span><text:span text:style-name="T284">-stick</text:span><text:span text:style-name="T15"> </text:span>kunt <text:span text:style-name="T281">u opstarten en</text:span> <text:span text:style-name="T13">met </text:span><text:span text:style-name="Strong_20_Emphasis"><text:span text:style-name="T212"><text:user-field-get text:name="Distro">Rocky Linux</text:user-field-get></text:span></text:span><text:span text:style-name="Strong_20_Emphasis"><text:span text:style-name="T212"><text:s/></text:span></text:span>werken zonder enige bestanden op de harde schijf te wijzigen en maakt ook installatie van <text:span text:style-name="Strong_20_Emphasis"><text:span text:style-name="T212"><text:user-field-get text:name="Distro">Rocky Linux</text:user-field-get></text:span></text:span><text:span text:style-name="Strong_20_Emphasis"><text:span text:style-name="T212"><text:s/></text:span></text:span>mogelijk.</text:p></text:note-body></text:note></text:span><text:span text:style-name="T110"> </text:span><text:span text:style-name="T113">USB</text:span><text:span text:style-name="T111">-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" office:value-type="string">
            <text:p text:style-name="P91"><text:span text:style-name="T111">stick</text:span><text:span text:style-name="T111"><text:note text:id="ftn6" text:note-class="footnote"><text:note-citation>3</text:note-citation><text:note-body><text:p text:style-name="P90"><text:span text:style-name="Strong_20_Emphasis"><text:span text:style-name="T126">Maak een opstartbare USB-stick</text:span></text:span><text:span text:style-name="Strong_20_Emphasis"><text:span text:style-name="T121">:<text:line-break/></text:span></text:span><text:span text:style-name="Strong_20_Emphasis"><text:span text:style-name="T116">Download </text:span></text:span><text:span text:style-name="Strong_20_Emphasis"><text:span text:style-name="T117">een </text:span></text:span><text:span text:style-name="Strong_20_Emphasis"><text:span text:style-name="T122">CD</text:span></text:span><text:span text:style-name="Strong_20_Emphasis"><text:span text:style-name="T125">-beeldbestand</text:span></text:span><text:span text:style-name="Strong_20_Emphasis"><text:span text:style-name="T118"> </text:span></text:span><text:span text:style-name="Strong_20_Emphasis"><text:span text:style-name="T119">(.iso) </text:span></text:span><text:span text:style-name="Strong_20_Emphasis"><text:span text:style-name="T118">vanaf </text:span></text:span><text:a xlink:type="simple" xlink:href="https://rockylinux.org/nl/download" text:style-name="Internet_20_link" text:visited-style-name="Visited_20_Internet_20_Link"><text:span text:style-name="Strong_20_Emphasis"><text:span text:style-name="T283">rockylinux.org/nl/download</text:span></text:span></text:a><text:span text:style-name="Strong_20_Emphasis"><text:span text:style-name="T118">, </text:span></text:span><text:span text:style-name="Strong_20_Emphasis"><text:span text:style-name="T124">klik onder </text:span></text:span><text:span text:style-name="Strong_20_Emphasis"><text:span text:style-name="T129">Desktop/Workstation Live Images</text:span></text:span><text:span text:style-name="Strong_20_Emphasis"><text:span text:style-name="T124"> op </text:span></text:span><text:span text:style-name="Strong_20_Emphasis"><text:span text:style-name="T149">Rocky Linux </text:span></text:span><text:span text:style-name="Strong_20_Emphasis"><text:span text:style-name="T149"><text:user-field-get text:name="Version">9.x</text:user-field-get></text:span></text:span><text:span text:style-name="Strong_20_Emphasis"><text:span text:style-name="T147">, </text:span></text:span><text:span text:style-name="Strong_20_Emphasis"><text:span text:style-name="T148">en klik</text:span></text:span><text:span text:style-name="Strong_20_Emphasis"><text:span text:style-name="T147"> o</text:span></text:span><text:span text:style-name="Strong_20_Emphasis"><text:span text:style-name="T148">p</text:span></text:span><text:span text:style-name="Strong_20_Emphasis"><text:span text:style-name="T147"> </text:span></text:span><text:span text:style-name="Strong_20_Emphasis"><text:span text:style-name="T149">GNOME</text:span></text:span><text:span text:style-name="Strong_20_Emphasis"><text:span text:style-name="T147">.</text:span></text:span><text:span text:style-name="Strong_20_Emphasis"><text:span text:style-name="T120"><text:line-break/>De </text:span></text:span><text:span text:style-name="Strong_20_Emphasis"><text:span text:style-name="T123">ver</text:span></text:span><text:span text:style-name="Strong_20_Emphasis"><text:span text:style-name="T120">volgstappen staan beschreven in </text:span></text:span><text:span text:style-name="Strong_20_Emphasis"><text:span text:style-name="T128">Linux informatie</text:span></text:span><text:span text:style-name="Strong_20_Emphasis"><text:span text:style-name="T120">, te vinden op </text:span></text:span><text:a xlink:type="simple" xlink:href="https://karelzimmer.nl/" text:style-name="Internet_20_link" text:visited-style-name="Visited_20_Internet_20_Link"><text:span text:style-name="Strong_20_Emphasis"><text:span text:style-name="T282">karelzimmer.nl</text:span></text:span></text:a><text:span text:style-name="Strong_20_Emphasis"><text:span text:style-name="T120">, onder </text:span></text:span><text:span text:style-name="Strong_20_Emphasis"><text:span text:style-name="T128">Linux</text:span></text:span><text:span text:style-name="Strong_20_Emphasis"><text:span text:style-name="T120">.</text:span></text:span></text:p></text:note-body></text:note></text:span><text:span text:style-name="T112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" office:value-type="string">
            <text:p text:style-name="P22"><text:span text:style-name="Strong_20_Emphasis"><text:span text:style-name="T71">Selecteer</text:span></text:span><text:span text:style-name="Strong_20_Emphasis"><text:span text:style-name="T37"> </text:span></text:span><text:span text:style-name="Strong_20_Emphasis"><text:span text:style-name="T27">Start</text:span></text:span><text:span text:style-name="Strong_20_Emphasis"><text:span text:style-name="T38"> </text:span></text:span><text:span text:style-name="Strong_20_Emphasis"><text:span text:style-name="T28"><text:user-field-get text:name="Distro">Rocky Linux</text:user-field-get></text:span></text:span><text:span text:style-name="Strong_20_Emphasis"><text:span text:style-name="T30"><text:s/></text:span></text:span><text:span text:style-name="Strong_20_Emphasis"><text:span text:style-name="T29"><text:user-field-get text:name="Version">9.x</text:user-field-get></text:span></text:span><text:span text:style-name="Strong_20_Emphasis"><text:span text:style-name="T35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" office:value-type="string">
            <text:p text:style-name="P86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61"><text:span text:style-name="Strong_20_Emphasis"><text:span text:style-name="T41"><draw:control text:anchor-type="as-char" draw:z-index="28" draw:name="Vorm 1" draw:style-name="gr1" draw:text-style-name="P104" svg:width="0.35cm" svg:height="0.35cm" draw:control="control27"/></text:span></text:span></text:p>
          </table:table-cell>
          <table:table-cell table:style-name="_32_._5f_Installatie_5f_uitvoeren.C1" office:value-type="string">
            <text:p text:style-name="P86"><text:span text:style-name="Strong_20_Emphasis"><text:span text:style-name="T85">Klik op </text:span></text:span><text:span text:style-name="Strong_20_Emphasis"><text:span text:style-name="T99">Install to Hard Drive</text:span></text:span><text:span text:style-name="Strong_20_Emphasis"><text:span text:style-name="T85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" office:value-type="string">
            <text:p text:style-name="P86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" office:value-type="string">
            <text:p text:style-name="P55"><text:span text:style-name="Strong_20_Emphasis"><text:span text:style-name="T31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61"><text:span text:style-name="Strong_20_Emphasis"><text:span text:style-name="T114"><draw:control text:anchor-type="as-char" draw:z-index="25" draw:name="Vorm 13" draw:style-name="gr1" draw:text-style-name="P104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14"><text:span text:style-name="T238">Bij</text:span><text:span text:style-name="T237"> </text:span><text:span text:style-name="Strong_20_Emphasis"><text:span text:style-name="T236">WELCOME </text:span></text:span><text:span text:style-name="Strong_20_Emphasis"><text:span text:style-name="T239">BIJ</text:span></text:span><text:span text:style-name="Strong_20_Emphasis"><text:span text:style-name="T236"> ROCKY LINUX </text:span></text:span><text:span text:style-name="Strong_20_Emphasis"><text:span text:style-name="T236"><text:user-field-get text:name="Version">9.x</text:user-field-get></text:span></text:span><text:span text:style-name="Strong_20_Emphasis"><text:span text:style-name="T240"><text:s/>select</text:span></text:span><text:span text:style-name="Strong_20_Emphasis"><text:span text:style-name="T241">eer</text:span></text:span><text:span text:style-name="Strong_20_Emphasis"><text:span text:style-name="T243"> </text:span></text:span><text:span text:style-name="Strong_20_Emphasis"><text:span text:style-name="T245">Nederlands</text:span></text:span><text:span text:style-name="Strong_20_Emphasis"><text:span text:style-name="T243"> en klik</text:span></text:span><text:span text:style-name="Strong_20_Emphasis"><text:span text:style-name="T244"> </text:span></text:span><text:span text:style-name="Strong_20_Emphasis"><text:span text:style-name="T243">op</text:span></text:span><text:span text:style-name="Strong_20_Emphasis"><text:span text:style-name="T242"> </text:span></text:span><text:span text:style-name="Strong_20_Emphasis"><text:span text:style-name="T233">Doorgaan</text:span></text:span><text:span text:style-name="Strong_20_Emphasis"><text:span text:style-name="T242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88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61"><text:span text:style-name="Strong_20_Emphasis"><text:span text:style-name="T41"><draw:control text:anchor-type="as-char" draw:z-index="21" draw:name="Vorm 2" draw:style-name="gr1" draw:text-style-name="P104" svg:width="0.35cm" svg:height="0.35cm" draw:control="control20"/></text:span></text:span></text:p>
          </table:table-cell>
          <table:table-cell table:style-name="_32_._5f_Installatie_5f_uitvoeren.C10" office:value-type="string">
            <text:p text:style-name="P10"><text:span text:style-name="T228">O</text:span><text:span text:style-name="T226">nder </text:span><text:span text:style-name="T230">SYSTEEM</text:span><text:span text:style-name="T226"> </text:span><text:span text:style-name="T228">klik </text:span><text:span text:style-name="T226">op </text:span><text:span text:style-name="T230">Installatiebestemming</text:span><text:span text:style-name="Strong_20_Emphasis"><text:span text:style-name="T215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0" office:value-type="string">
            <text:p text:style-name="P89"><text:span text:style-name="T226">Controleer </text:span><text:span text:style-name="T229">de </text:span><text:span text:style-name="T232">Apparaatselectie</text:span><text:span text:style-name="T226"> en klik op </text:span><text:span text:style-name="T230">Klaar</text:span><text:span text:style-name="T226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61"><text:span text:style-name="Strong_20_Emphasis"><text:span text:style-name="T41"><draw:control text:anchor-type="as-char" draw:z-index="22" draw:name="Vorm 12" draw:style-name="gr1" draw:text-style-name="P104" svg:width="0.35cm" svg:height="0.35cm" draw:control="control21"/></text:span></text:span></text:p>
          </table:table-cell>
          <table:table-cell table:style-name="_32_._5f_Installatie_5f_uitvoeren.C10" office:value-type="string">
            <text:p text:style-name="P10"><text:span text:style-name="T228">O</text:span><text:span text:style-name="T226">nder </text:span><text:span text:style-name="T230">SYSTEEM</text:span><text:span text:style-name="T226"> </text:span><text:span text:style-name="T228">klik </text:span><text:span text:style-name="T226">op </text:span><text:span text:style-name="T230">Netwerk &amp; hostnaam</text:span><text:span text:style-name="Strong_20_Emphasis"><text:span text:style-name="T215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5" office:value-type="string">
            <text:p text:style-name="P12"><text:span text:style-name="T225">V</text:span><text:span text:style-name="T223">ul </text:span><text:span text:style-name="T224">in </text:span><text:span text:style-name="Strong_20_Emphasis"><text:span text:style-name="T227">Hostnaam</text:span></text:span><text:span text:style-name="Definition"><text:span text:style-name="T11"> &lt;</text:span></text:span><text:span text:style-name="Definition"><text:span text:style-name="T12">computernaam&gt;</text:span></text:span><text:span text:style-name="Strong_20_Emphasis"><text:span text:style-name="T214"> </text:span></text:span><text:span text:style-name="Strong_20_Emphasis"><text:span text:style-name="T216">en klik op </text:span></text:span><text:span text:style-name="Strong_20_Emphasis"><text:span text:style-name="T231">Toepassen</text:span></text:span><text:span text:style-name="Strong_20_Emphasis"><text:span text:style-name="T216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5" office:value-type="string">
            <text:p text:style-name="P12"><text:span text:style-name="T227">K</text:span><text:span text:style-name="T226">lik op </text:span><text:span text:style-name="T230">Klaar</text:span><text:span text:style-name="Strong_20_Emphasis"><text:span text:style-name="T215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7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61"><text:span text:style-name="Strong_20_Emphasis"><text:span text:style-name="T41"><draw:control text:anchor-type="as-char" draw:z-index="27" draw:name="Vorm 10" draw:style-name="gr1" draw:text-style-name="P104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11"><text:span text:style-name="T228">O</text:span><text:span text:style-name="T226">nder</text:span><text:span text:style-name="T222"> </text:span><text:span text:style-name="Strong_20_Emphasis"><text:span text:style-name="T226">GEBRUIKERSINSTELLINGEN</text:span></text:span><text:span text:style-name="Strong_20_Emphasis"><text:span text:style-name="T217"> </text:span></text:span><text:span text:style-name="Strong_20_Emphasis"><text:span text:style-name="T218">klik </text:span></text:span><text:span text:style-name="T226">op </text:span><text:span text:style-name="T230">Gebruiker aanmaken</text:span><text:span text:style-name="T226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7" office:value-type="string">
            <text:p text:style-name="P87"><text:span text:style-name="T307">Vul in </text:span><text:span text:style-name="Strong_20_Emphasis"><text:span text:style-name="T102">Volledige naam</text:span></text:span><text:span text:style-name="Strong_20_Emphasis"><text:span text:style-name="T80"> </text:span></text:span><text:span text:style-name="Definition"><text:span text:style-name="T17">&lt;GEBRUIKER&gt;</text:span></text:span><text:span text:style-name="Strong_20_Emphasis"><text:span text:style-name="T81">, <text:line-break/></text:span></text:span><text:span text:style-name="Strong_20_Emphasis"><text:span text:style-name="T102">Gebruikersnaam</text:span></text:span><text:span text:style-name="Strong_20_Emphasis"><text:span text:style-name="T80"> &lt;</text:span></text:span><text:span text:style-name="Definition"><text:span text:style-name="T10">gebruikersnaam&gt;</text:span></text:span><text:span text:style-name="Strong_20_Emphasis"><text:span text:style-name="T80">,</text:span></text:span></text:p>
            <text:p text:style-name="P84"><text:span text:style-name="Strong_20_Emphasis"><text:span text:style-name="T83">vink aan </text:span></text:span><text:span text:style-name="Strong_20_Emphasis"><text:span text:style-name="T98">Maak deze gebruiker beheerder</text:span></text:span><text:span text:style-name="Strong_20_Emphasis"><text:span text:style-name="T83">,</text:span></text:span></text:p>
            <text:p text:style-name="P85"><text:span text:style-name="Strong_20_Emphasis"><text:span text:style-name="T82">g</text:span></text:span><text:span text:style-name="Strong_20_Emphasis"><text:span text:style-name="T83">eef tweemaal een </text:span></text:span><text:span text:style-name="Strong_20_Emphasis"><text:span text:style-name="T102">wachtwoord</text:span></text:span><text:span text:style-name="Strong_20_Emphasis"><text:span text:style-name="T83"> </text:span></text:span><text:span text:style-name="Strong_20_Emphasis"><text:span text:style-name="T84">en k</text:span></text:span><text:span text:style-name="Strong_20_Emphasis"><text:span text:style-name="T83">lik op </text:span></text:span><text:span text:style-name="Strong_20_Emphasis"><text:span text:style-name="T98">Klaar</text:span></text:span><text:span text:style-name="Strong_20_Emphasis"><text:span text:style-name="T83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7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61"><text:span text:style-name="Strong_20_Emphasis"><text:span text:style-name="T41"><draw:control text:anchor-type="as-char" draw:z-index="24" draw:name="Vorm 14" draw:style-name="gr1" draw:text-style-name="P104" svg:width="0.35cm" svg:height="0.35cm" draw:control="control23"/></text:span></text:span></text:p>
          </table:table-cell>
          <table:table-cell table:style-name="_32_._5f_Installatie_5f_uitvoeren.C21" office:value-type="string">
            <text:p text:style-name="P13"><text:span text:style-name="Strong_20_Emphasis"><text:span text:style-name="T219">Klik op </text:span></text:span><text:span text:style-name="Strong_20_Emphasis"><text:span text:style-name="T234">Begin installatie</text:span></text:span><text:span text:style-name="Strong_20_Emphasis"><text:span text:style-name="T215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1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61"><text:span text:style-name="Strong_20_Emphasis"><text:span text:style-name="T41"><draw:control text:anchor-type="as-char" draw:z-index="29" draw:name="Vorm 11" draw:style-name="gr1" draw:text-style-name="P104" svg:width="0.35cm" svg:height="0.35cm" draw:control="control28"/></text:span></text:span></text:p>
          </table:table-cell>
          <table:table-cell table:style-name="_32_._5f_Installatie_5f_uitvoeren.C21" office:value-type="string">
            <text:p text:style-name="P13"><text:span text:style-name="Strong_20_Emphasis"><text:span text:style-name="T219">Klik op </text:span></text:span><text:span text:style-name="Strong_20_Emphasis"><text:span text:style-name="T235">I</text:span></text:span><text:span text:style-name="Strong_20_Emphasis"><text:span text:style-name="T234">nstallatie </text:span></text:span><text:span text:style-name="Strong_20_Emphasis"><text:span text:style-name="T235">voltooien</text:span></text:span><text:span text:style-name="Strong_20_Emphasis"><text:span text:style-name="T215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1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61"><text:span text:style-name="Strong_20_Emphasis"><text:span text:style-name="T41"><draw:control text:anchor-type="as-char" draw:z-index="26" draw:name="Vorm 6" draw:style-name="gr1" draw:text-style-name="P104" svg:width="0.35cm" svg:height="0.35cm" draw:control="control25"/></text:span></text:span></text:p>
          </table:table-cell>
          <table:table-cell table:style-name="_32_._5f_Installatie_5f_uitvoeren.C21" office:value-type="string">
            <text:p text:style-name="P7"><text:span text:style-name="T309">Hers</text:span><text:span text:style-name="T308">tart het systeem</text:span>.</text:p>
          </table:table-cell>
        </table:table-row>
      </table:table>
      <text:p text:style-name="P46"><text:span text:style-name="Strong_20_Emphasis"><text:span text:style-name="T78"/></text:span></text:p>
      <text:list text:continue-numbering="true" text:style-name="L1">
        <text:list-item>
          <text:p text:style-name="P95"><text:span text:style-name="Strong_20_Emphasis"><text:span text:style-name="T100">Installatie </text:span></text:span><text:span text:style-name="Strong_20_Emphasis"><text:span text:style-name="T101">afronden</text:span></text:span></text:p>
        </text:list-item>
      </text:list>
      <text:p text:style-name="P47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76"><draw:control text:anchor-type="as-char" draw:z-index="2" draw:name="Vorm24" draw:style-name="gr1" draw:text-style-name="P104" svg:width="0.35cm" svg:height="0.35cm" draw:control="control1"/></text:span></text:span></text:p>
          </table:table-cell>
          <table:table-cell table:style-name="_33_._5f_Installatie_5f_afronden.C1" office:value-type="string">
            <text:p text:style-name="P103"><text:span text:style-name="Strong_20_Emphasis"><text:span text:style-name="T36">Aanmelden als </text:span></text:span><text:span text:style-name="Definition"><text:span text:style-name="T19">&lt;GEBRUIKER&gt;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0"><text:span text:style-name="Strong_20_Emphasis"><text:span text:style-name="T79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75"><draw:control text:anchor-type="as-char" draw:z-index="7" draw:name="Vorm13_1" draw:style-name="gr1" draw:text-style-name="P104" svg:width="0.35cm" svg:height="0.35cm" draw:control="control6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25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0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68"><text:span text:style-name="Strong_20_Emphasis"><text:span text:style-name="T76"><draw:control text:anchor-type="as-char" draw:z-index="17" draw:name="Vorm 5" draw:style-name="gr1" draw:text-style-name="P104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80"><text:span text:style-name="Strong_20_Emphasis"><text:span text:style-name="T69">D</text:span></text:span><text:span text:style-name="Strong_20_Emphasis"><text:span text:style-name="T60">ruk</text:span></text:span><text:span text:style-name="Strong_20_Emphasis"><text:span text:style-name="T48"> op</text:span></text:span><text:span text:style-name="Strong_20_Emphasis"><text:span text:style-name="T61"> de </text:span></text:span><text:span text:style-name="Strong_20_Emphasis"><text:span text:style-name="T155">Super</text:span></text:span><text:span text:style-name="Strong_20_Emphasis"><text:span text:style-name="T61">-toets</text:span></text:span><text:span text:style-name="Strong_20_Emphasis"><text:span text:style-name="T34"><text:note text:id="ftn7" text:note-class="footnote"><text:note-citation>1</text:note-citation><text:note-body><text:p text:style-name="P45"><text:span text:style-name="T170">De </text:span><text:span text:style-name="T213">Super</text:span><text:span text:style-name="T170">-toets is de Windows-toets, Command-toets </text:span><text:span text:style-name="T171">(Apple)</text:span><text:span text:style-name="T170">, of Vergrootglas-toets </text:span><text:span text:style-name="T171">(Chromebook)</text:span><text:span text:style-name="T170">.</text:span></text:p></text:note-body></text:note></text:span></text:span><text:span text:style-name="Strong_20_Emphasis"><text:span text:style-name="T48">, </text:span></text:span><text:span text:style-name="Strong_20_Emphasis"><text:span text:style-name="T58">t</text:span></text:span><text:span text:style-name="Strong_20_Emphasis"><text:span text:style-name="T52">yp </text:span></text:span><text:span text:style-name="Strong_20_Emphasis"><text:span text:style-name="T95">ter</text:span></text:span><text:span text:style-name="Strong_20_Emphasis"><text:span text:style-name="T96">m</text:span></text:span><text:span text:style-name="Strong_20_Emphasis"><text:span text:style-name="T43"> </text:span></text:span><text:span text:style-name="Strong_20_Emphasis"><text:span text:style-name="T59">e</text:span></text:span><text:span text:style-name="Strong_20_Emphasis"><text:span text:style-name="T42">n </text:span></text:span><text:span text:style-name="Strong_20_Emphasis"><text:span text:style-name="T55">k</text:span></text:span><text:span text:style-name="Strong_20_Emphasis"><text:span text:style-name="T42">lik op het pictogram van </text:span></text:span><text:span text:style-name="Strong_20_Emphasis"><text:span text:style-name="T97">Terminalvenster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1"/></text:span></text:p>
          </table:table-cell>
          <table:table-cell table:style-name="_33_._5f_Installatie_5f_afronden.C6" office:value-type="string">
            <text:p text:style-name="P78"><text:span text:style-name="T3">Typ</text:span><text:span text:style-name="Strong_20_Emphasis"><text:span text:style-name="T43"> de</text:span></text:span><text:span text:style-name="Strong_20_Emphasis"><text:span text:style-name="T62">z</text:span></text:span><text:span text:style-name="Strong_20_Emphasis"><text:span text:style-name="T43">e </text:span></text:span><text:span text:style-name="Strong_20_Emphasis"><text:span text:style-name="T45">twee </text:span></text:span><text:span text:style-name="Strong_20_Emphasis"><text:span text:style-name="T43">opdrachten, ieder gevolgd door de </text:span></text:span><text:span text:style-name="Strong_20_Emphasis"><text:span text:style-name="T156">Enter</text:span></text:span><text:span text:style-name="Strong_20_Emphasis"><text:span text:style-name="T42">-toet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82"><text:span text:style-name="User_20_Entry"><text:span text:style-name="T22">wget karelzimmer.nl/</text:span></text:span><text:span text:style-name="User_20_Entry"><text:span text:style-name="T23">getkz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8" office:value-type="string">
            <text:p text:style-name="P82"><text:span text:style-name="User_20_Entry"><text:span text:style-name="T22">bash </text:span></text:span><text:span text:style-name="User_20_Entry"><text:span text:style-name="T23">get</text:span></text:span><text:span text:style-name="User_20_Entry"><text:span text:style-name="T24">kz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9" office:value-type="string">
            <text:p text:style-name="P56"><text:span text:style-name="T2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0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8"><text:span text:style-name="Strong_20_Emphasis"><text:span text:style-name="T76"><draw:control text:anchor-type="as-char" draw:z-index="18" draw:name="Vorm 7" draw:style-name="gr1" draw:text-style-name="P104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79"><text:span text:style-name="Strong_20_Emphasis"><text:span text:style-name="T69">D</text:span></text:span><text:span text:style-name="Strong_20_Emphasis"><text:span text:style-name="T64">ruk</text:span></text:span><text:span text:style-name="Strong_20_Emphasis"><text:span text:style-name="T63"> op</text:span></text:span><text:span text:style-name="Strong_20_Emphasis"><text:span text:style-name="T61"> de </text:span></text:span><text:span text:style-name="Strong_20_Emphasis"><text:span text:style-name="T155">Super</text:span></text:span><text:span text:style-name="Strong_20_Emphasis"><text:span text:style-name="T61">-toets</text:span></text:span><text:span text:style-name="Strong_20_Emphasis"><text:span text:style-name="T32"><text:note-ref text:note-class="footnote" text:reference-format="text" text:ref-name="ftn7">1</text:note-ref></text:span></text:span><text:span text:style-name="Strong_20_Emphasis"><text:span text:style-name="T48">, </text:span></text:span><text:span text:style-name="Strong_20_Emphasis"><text:span text:style-name="T58">t</text:span></text:span><text:span text:style-name="Strong_20_Emphasis"><text:span text:style-name="T52">yp </text:span></text:span><text:span text:style-name="Strong_20_Emphasis"><text:span text:style-name="T94">men</text:span></text:span><text:span text:style-name="Strong_20_Emphasis"><text:span text:style-name="T93">u</text:span></text:span><text:span text:style-name="Strong_20_Emphasis"><text:span text:style-name="T53"> </text:span></text:span><text:span text:style-name="Strong_20_Emphasis"><text:span text:style-name="T59">e</text:span></text:span><text:span text:style-name="Strong_20_Emphasis"><text:span text:style-name="T42">n </text:span></text:span><text:span text:style-name="Strong_20_Emphasis"><text:span text:style-name="T55">k</text:span></text:span><text:span text:style-name="Strong_20_Emphasis"><text:span text:style-name="T42">lik op het pictogram van </text:span></text:span><text:span text:style-name="Strong_20_Emphasis"><text:span text:style-name="T103">Installatiem</text:span></text:span><text:span text:style-name="Strong_20_Emphasis"><text:span text:style-name="T104">enu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1"/></text:span></text:p>
          </table:table-cell>
          <table:table-cell table:style-name="_33_._5f_Installatie_5f_afronden.C12" office:value-type="string">
            <text:p text:style-name="P73"><text:span text:style-name="Strong_20_Emphasis"><text:span text:style-name="T71">Selecteer</text:span></text:span><text:span text:style-name="Strong_20_Emphasis"><text:span text:style-name="T56"> </text:span></text:span><text:span text:style-name="Strong_20_Emphasis"><text:span text:style-name="T106">3</text:span></text:span><text:span text:style-name="Strong_20_Emphasis"><text:span text:style-name="T88"> </text:span></text:span><text:span text:style-name="Strong_20_Emphasis"><text:span text:style-name="T89">Installatie</text:span></text:span><text:span text:style-name="Strong_20_Emphasis"><text:span text:style-name="T90"> </text:span></text:span><text:span text:style-name="Strong_20_Emphasis"><text:span text:style-name="T91">afronden</text:span></text:span><text:span text:style-name="Strong_20_Emphasis"><text:span text:style-name="T67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3" office:value-type="string">
            <text:p text:style-name="P53"><text:span text:style-name="T2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47"><text:span text:style-name="Strong_20_Emphasis"><text:span text:style-name="T36"><text:tab/></text:span></text:span></text:p>
      <text:p text:style-name="P48"><text:span text:style-name="Strong_20_Emphasis"><text:span text:style-name="T57"/></text:span></text:p>
      <text:p text:style-name="P49"><text:span text:style-name="Strong_20_Emphasis"><text:span text:style-name="T47"/></text:span></text:p>
      <text:list text:continue-numbering="true" text:style-name="L1">
        <text:list-item>
          <text:p text:style-name="P99"><text:span text:style-name="Strong_20_Emphasis"><text:span text:style-name="T1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76"><draw:control text:anchor-type="as-char" draw:z-index="3" draw:name="Vorm40_0" draw:style-name="gr1" draw:text-style-name="P104" svg:width="0.35cm" svg:height="0.35cm" draw:control="control2"/></text:span></text:span></text:p>
          </table:table-cell>
          <table:table-cell table:style-name="Tabel2.A1" office:value-type="string">
            <text:p text:style-name="P66"><text:span text:style-name="Strong_20_Emphasis"><text:span text:style-name="T76"><draw:control text:anchor-type="as-char" draw:z-index="6" draw:name="Vorm40_ 1" draw:style-name="gr1" draw:text-style-name="P104" svg:width="0.35cm" svg:height="0.35cm" draw:control="control5"/></text:span></text:span></text:p>
          </table:table-cell>
          <table:table-cell table:style-name="Tabel2.D1" office:value-type="string">
            <text:p text:style-name="P24"><text:span text:style-name="Strong_20_Emphasis"><text:span text:style-name="T36">Aanmelden als </text:span></text:span><text:span text:style-name="Definition"><text:span text:style-name="T20">&lt;GEBRUIKER&gt;</text:span></text:span><text:span text:style-name="Strong_20_Emphasis"><text:span text:style-name="T65"><text:note text:id="ftn8" text:note-class="footnote"><text:note-citation>1</text:note-citation><text:note-body><text:p text:style-name="P58"><text:span text:style-name="User_20_Entry"><text:span text:style-name="T152">E</text:span></text:span><text:span text:style-name="User_20_Entry"><text:span text:style-name="T154">ventuele extra </text:span></text:span><text:span text:style-name="Definition"><text:span text:style-name="T300">gebruiker</text:span></text:span><text:span text:style-name="User_20_Entry"><text:span text:style-name="T153">s </text:span></text:span><text:span text:style-name="User_20_Entry"><text:span text:style-name="T154">aanmelden en dezelfde stappen uitvoeren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75"><draw:control text:anchor-type="as-char" draw:z-index="8" draw:name="Vorm13_ 1" draw:style-name="gr1" draw:text-style-name="P104" svg:width="0.35cm" svg:height="0.35cm" draw:control="control7"/></text:span></text:span></text:p>
          </table:table-cell>
          <table:table-cell table:style-name="Tabel2.D2" office:value-type="string">
            <text:p text:style-name="P23"><text:span text:style-name="Strong_20_Emphasis"><text:span text:style-name="T26">Doorloop de welkomstschermen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9"><text:span text:style-name="Strong_20_Emphasis"><text:span text:style-name="T76"><draw:control text:anchor-type="as-char" draw:z-index="19" draw:name="Vorm 8" draw:style-name="gr1" draw:text-style-name="P104" svg:width="0.35cm" svg:height="0.35cm" draw:control="control18"/></text:span></text:span></text:p>
          </table:table-cell>
          <table:table-cell table:style-name="Tabel2.A1" office:value-type="string">
            <text:p text:style-name="P69"><text:span text:style-name="Strong_20_Emphasis"><text:span text:style-name="T76"><draw:control text:anchor-type="as-char" draw:z-index="20" draw:name="Vorm 9" draw:style-name="gr1" draw:text-style-name="P104" svg:width="0.35cm" svg:height="0.35cm" draw:control="control19"/></text:span></text:span></text:p>
          </table:table-cell>
          <table:table-cell table:style-name="Tabel2.D5" office:value-type="string">
            <text:p text:style-name="P21"><text:span text:style-name="Strong_20_Emphasis"><text:span text:style-name="T70">D</text:span></text:span><text:span text:style-name="Strong_20_Emphasis"><text:span text:style-name="T64">ruk</text:span></text:span><text:span text:style-name="Strong_20_Emphasis"><text:span text:style-name="T63"> op</text:span></text:span><text:span text:style-name="Strong_20_Emphasis"><text:span text:style-name="T61"> de </text:span></text:span><text:span text:style-name="Strong_20_Emphasis"><text:span text:style-name="T155">Super</text:span></text:span><text:span text:style-name="Strong_20_Emphasis"><text:span text:style-name="T61">-toets</text:span></text:span><text:span text:style-name="Strong_20_Emphasis"><text:span text:style-name="T32"><text:note text:id="ftn9" text:note-class="footnote"><text:note-citation>2</text:note-citation><text:note-body><text:p text:style-name="P44"><text:span text:style-name="T170">De </text:span><text:span text:style-name="T213">Super</text:span><text:span text:style-name="T170">-toets is de Windows-toets, Command-toets </text:span><text:span text:style-name="T171">(Apple)</text:span><text:span text:style-name="T170">, of Vergrootglas-toets </text:span><text:span text:style-name="T171">(Chromebook)</text:span><text:span text:style-name="T170">.</text:span></text:p></text:note-body></text:note></text:span></text:span><text:span text:style-name="Strong_20_Emphasis"><text:span text:style-name="T48">, </text:span></text:span><text:span text:style-name="Strong_20_Emphasis"><text:span text:style-name="T58">t</text:span></text:span><text:span text:style-name="Strong_20_Emphasis"><text:span text:style-name="T52">yp </text:span></text:span><text:span text:style-name="Strong_20_Emphasis"><text:span text:style-name="T94">men</text:span></text:span><text:span text:style-name="Strong_20_Emphasis"><text:span text:style-name="T93">u</text:span></text:span><text:span text:style-name="Strong_20_Emphasis"><text:span text:style-name="T53"> </text:span></text:span><text:span text:style-name="Strong_20_Emphasis"><text:span text:style-name="T59">e</text:span></text:span><text:span text:style-name="Strong_20_Emphasis"><text:span text:style-name="T42">n </text:span></text:span><text:span text:style-name="Strong_20_Emphasis"><text:span text:style-name="T55">k</text:span></text:span><text:span text:style-name="Strong_20_Emphasis"><text:span text:style-name="T42">lik op het pictogram van </text:span></text:span><text:span text:style-name="Strong_20_Emphasis"><text:span text:style-name="T103">Installatiem</text:span></text:span><text:span text:style-name="Strong_20_Emphasis"><text:span text:style-name="T104">enu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6" office:value-type="string">
            <text:p text:style-name="P20"><text:span text:style-name="Strong_20_Emphasis"><text:span text:style-name="T71">Selecteer</text:span></text:span><text:span text:style-name="Strong_20_Emphasis"><text:span text:style-name="T56"> </text:span></text:span><text:span text:style-name="Strong_20_Emphasis"><text:span text:style-name="T106">4</text:span></text:span><text:span text:style-name="Strong_20_Emphasis"><text:span text:style-name="T88"> </text:span></text:span><text:span text:style-name="Strong_20_Emphasis"><text:span text:style-name="T73">Gebruiker inrichten</text:span></text:span><text:span text:style-name="Strong_20_Emphasis"><text:span text:style-name="T67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54"><text:span text:style-name="T2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17"><text:span text:style-name="Strong_20_Emphasis"><text:span text:style-name="T66"/></text:span></text:p>
      <text:p text:style-name="P39"/>
      <text:p text:style-name="P40"><text:span text:style-name="T164">E</text:span><text:span text:style-name="T165">inde c</text:span><text:span text:style-name="T166">hecklist, </text:span><text:span text:style-name="T167">d</text:span><text:span text:style-name="T166">e installatie van </text:span><text:span text:style-name="Strong_20_Emphasis"><text:span text:style-name="T182"><text:user-field-get text:name="Distro">Rocky Linux</text:user-field-get></text:span></text:span><text:span text:style-name="T168"><text:s/></text:span><text:span text:style-name="T169"><text:user-field-get text:name="Version">9.x</text:user-field-get></text:span><text:span text:style-name="T169"><text:s/></text:span><text:span text:style-name="Strong_20_Emphasis"><text:span text:style-name="T183">Desktop/</text:span></text:span><text:span text:style-name="Strong_20_Emphasis"><text:span text:style-name="T184">Workstation</text:span></text:span><text:span text:style-name="Strong_20_Emphasis"><text:span text:style-name="T107"> </text:span></text:span><text:span text:style-name="T166">is voltooid.</text:span></text:p>
      <text:p text:style-name="P9"/>
      <text:list text:style-name="L2">
        <text:list-header>
          <text:p text:style-name="P100"><text:span text:style-name="Emphasis"><text:span text:style-name="T29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5">Karel Zimmer</text:span></text:span></text:a><text:span text:style-name="Emphasis"><text:span text:style-name="T296">.</text:span></text:span></text:p>
          <text:p text:style-name="P101"><text:span text:style-name="Emphasis"><text:span text:style-name="T298">Licentie </text:span></text:span><text:span text:style-name="Emphasis"><text:span text:style-name="T296">C</text:span></text:span><text:span text:style-name="Emphasis"><text:span text:style-name="T297">C0</text:span></text:span><text:span text:style-name="Emphasis"><text:span text:style-name="T296"> 1.0 </text:span></text:span><text:span text:style-name="Emphasis"><text:span text:style-name="T29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3"><text:s/></text:span></text:span><text:span text:style-name="Emphasis"><text:span text:style-name="T29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3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4-11-02T10:15:24.892883445">02-11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2T10:15:24.748482089</dc:date>
    <meta:keyword>Installatie</meta:keyword>
    <meta:keyword>Checklist</meta:keyword>
    <meta:keyword>Linux</meta:keyword>
    <meta:editing-cycles>6964</meta:editing-cycles>
    <meta:editing-duration>P12DT11H26M12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5" meta:word-count="517" meta:character-count="3739" meta:non-whitespace-character-count="3263"/>
    <meta:user-defined meta:name="Info 1"/>
    <meta:user-defined meta:name="Info 2"/>
    <meta:user-defined meta:name="Info 3"/>
    <meta:user-defined meta:name="Info 4"/>
  </office:meta>
</office:document-meta>
</file>